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13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1.8598in"/>
    </style:style>
    <style:style style:name="co8" style:family="table-column">
      <style:table-column-properties fo:break-before="auto" style:column-width="0.9425in"/>
    </style:style>
    <style:style style:name="co9" style:family="table-column">
      <style:table-column-properties fo:break-before="auto" style:column-width="0.7866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0.5445in"/>
    </style:style>
    <style:style style:name="co12" style:family="table-column">
      <style:table-column-properties fo:break-before="auto" style:column-width="1.3516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1.0764in"/>
    </style:style>
    <style:style style:name="co18" style:family="table-column">
      <style:table-column-properties fo:break-before="auto" style:column-width="1.411in"/>
    </style:style>
    <style:style style:name="co22" style:family="table-column">
      <style:table-column-properties fo:break-before="auto" style:column-width="1.901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7472in"/>
    </style:style>
    <style:style style:name="co25" style:family="table-column">
      <style:table-column-properties fo:break-before="auto" style:column-width="0.9319in"/>
    </style:style>
    <style:style style:name="ro4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3" table:number-columns-repeated="1004" table:default-cell-style-name="Default"/>
        <table:table-row table:style-name="ro2">
          <table:table-cell table:style-name="ce3" table:number-columns-repeated="8"/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Total Open</text:p>
          </table:table-cell>
          <table:table-cell table:number-columns-repeated="3"/>
          <table:table-cell table:style-name="ce3" table:number-columns-repeated="1008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New Defects</text:p>
          </table:table-cell>
          <table:table-cell table:style-name="ce3" office:value-type="string" calcext:value-type="string">
            <text:p>Closed Defects</text:p>
          </table:table-cell>
          <table:table-cell table:style-name="ce3"/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hip Issue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omal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redicted Open</text:p>
          </table:table-cell>
          <table:table-cell table:style-name="ce3" table:number-columns-repeated="1002"/>
        </table:table-row>
        <table:table-row table:style-name="ro2">
          <table:table-cell/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office:value-type="float" office:value="392" calcext:value-type="float">
            <text:p>39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2/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396" calcext:value-type="float">
            <text:p>39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405" calcext:value-type="float">
            <text:p>40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409" calcext:value-type="float">
            <text:p>40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418" calcext:value-type="float">
            <text:p>41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428" calcext:value-type="float">
            <text:p>42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32" calcext:value-type="float">
            <text:p>4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435" calcext:value-type="float">
            <text:p>4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439" calcext:value-type="float">
            <text:p>4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02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3" table:number-rows-repeated="3">
          <table:table-cell table:number-columns-repeated="1021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/21</text:p>
            <draw:frame table:end-cell-address="'Raw-Data'.H77" table:end-x="0.2012in" table:end-y="0.052in" draw:z-index="2" draw:style-name="gr1" draw:text-style-name="P1" svg:width="6.5799in" svg:height="5.7189in" svg:x="0.1248in" svg:y="0.1669in">
              <draw:object draw:notify-on-update-of-ranges="'Raw-Data'.B17:'Raw-Data'.B26 'Raw-Data'.R2:'Raw-Data'.R2 'Raw-Data'.R17:'Raw-Data'.R25 'Raw-Data'.Q2:'Raw-Data'.Q2 'Raw-Data'.Q17:'Raw-Data'.Q25 'Raw-Data'.P2:'Raw-Data'.P2 'Raw-Data'.P17:'Raw-Data'.P25 'Raw-Data'.O2:'Raw-Data'.O2 'Raw-Data'.O17:'Raw-Data'.O25 'Raw-Data'.N2:'Raw-Data'.N2 'Raw-Data'.N17:'Raw-Data'.N25 'Raw-Data'.S2:'Raw-Data'.S2 'Raw-Data'.S17:'Raw-Data'.S2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  <draw:frame table:end-cell-address="'Raw-Data'.Q65" table:end-x="0.3311in" table:end-y="0.1535in" draw:z-index="1" draw:style-name="gr1" draw:text-style-name="P1" svg:width="8.4882in" svg:height="3.1535in" svg:x="0.6067in" svg:y="0.1673in">
              <draw:object draw:notify-on-update-of-ranges="'Raw-Data'.B18:'Raw-Data'.B25 'Raw-Data'.K2:'Raw-Data'.K2 'Raw-Data'.K18:'Raw-Data'.K25 'Raw-Data'.L2:'Raw-Data'.L2 'Raw-Data'.L18:'Raw-Data'.L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02/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 table:number-rows-repeated="16">
          <table:table-cell table:number-columns-repeated="1021"/>
        </table:table-row>
        <table:table-row table:style-name="ro2">
          <table:table-cell table:number-columns-repeated="7"/>
          <table:table-cell>
            <draw:frame table:end-cell-address="'Raw-Data'.Q86" table:end-x="0.102in" table:end-y="0.1583in" draw:z-index="0" draw:style-name="gr1" draw:text-style-name="P1" svg:width="8.3114in" svg:height="3.4142in" svg:x="0.5543in" svg:y="0.1669in">
              <draw:object draw:notify-on-update-of-ranges="'Raw-Data'.B18:'Raw-Data'.B25 'Raw-Data'.C2:'Raw-Data'.C2 'Raw-Data'.C18:'Raw-Data'.C25 'Raw-Data'.D2:'Raw-Data'.D2 'Raw-Data'.D18:'Raw-Data'.D25 'Raw-Data'.F2:'Raw-Data'.F2 'Raw-Data'.F18:'Raw-Data'.F25 'Raw-Data'.G2:'Raw-Data'.G2 'Raw-Data'.G18:'Raw-Data'.G25 'Raw-Data'.H2:'Raw-Data'.H2 'Raw-Data'.H18:'Raw-Data'.H25 'Raw-Data'.I2:'Raw-Data'.I2 'Raw-Data'.I18:'Raw-Data'.I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2" table:number-rows-repeated="10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 table:print="false">
        <table:table-column table:style-name="co24" table:default-cell-style-name="Default"/>
        <table:table-column table:style-name="co25" table:number-columns-repeated="1023" table:default-cell-style-name="Default"/>
        <table:table-row table:style-name="ro2"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Current</text:p>
          </table:table-cell>
          <table:table-cell table:style-name="ce6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string" calcext:value-type="string">
            <text:p>April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 calcext:value-type="string">
            <text:p>Resolution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>
            <draw:frame table:end-cell-address="Sheet2.I47" table:end-x="0.8902in" table:end-y="0.1303in" draw:z-index="0" draw:style-name="gr1" draw:text-style-name="P1" svg:width="7.2953in" svg:height="5.1614in" svg:x="0.1193in" svg:y="0.1142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4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4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4" table:number-rows-repeated="2">
          <table:table-cell table:number-columns-repeated="15"/>
        </table:table-row>
        <table:table-row table:style-name="ro4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 style:data-style-name="N2" text:time-value="0000-00-00T00:00:01.318717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4-25T16:35:29.484515619</dc:date>
    <meta:editing-duration>P8DT17H7M26S</meta:editing-duration>
    <meta:editing-cycles>303</meta:editing-cycles>
    <meta:generator>LibreOffice/4.1.3.2$Linux_X86_64 LibreOffice_project/410$Build-2</meta:generator>
    <dc:creator>twu </dc:creator>
    <meta:document-statistic meta:table-count="3" meta:cell-count="82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673cm" xlink:href=".." xlink:type="simple" chart:class="chart:bar" chart:style-name="ch1">
        <chart:title svg:x="7.966cm" svg:y="0.39cm" chart:style-name="ch2">
          <text:p>All Defects</text:p>
        </chart:title>
        <chart:legend chart:legend-position="end" svg:x="17.044cm" svg:y="3.029cm" style:legend-expansion="high" chart:style-name="ch3"/>
        <chart:plot-area chart:style-name="ch4" table:cell-range-address="'Raw-Data'.B18:'Raw-Data'.D25 'Raw-Data'.C2:'Raw-Data'.D2 'Raw-Data'.F2:'Raw-Data'.I2 'Raw-Data'.F18:'Raw-Data'.I25" chart:data-source-has-labels="both" svg:x="0.918cm" svg:y="1.29cm" svg:width="15.299cm" svg:height="6.797cm">
          <chartooo:coordinate-region svg:x="1.725cm" svg:y="1.489cm" svg:width="14.492cm" svg:height="5.951cm"/>
          <chart:axis chart:dimension="x" chart:name="primary-x" chart:style-name="ch5" chartooo:axis-type="auto">
            <chartooo:date-scale/>
            <chart:categories table:cell-range-address="'Raw-Data'.B18:'Raw-Data'.B25"/>
          </chart:axis>
          <chart:axis chart:dimension="y" chart:name="primary-y" chart:style-name="ch6"/>
          <chart:series chart:style-name="ch7" chart:values-cell-range-address="'Raw-Data'.C18:'Raw-Data'.C25" chart:label-cell-address="'Raw-Data'.C2:'Raw-Data'.C2" chart:class="chart:bar">
            <chart:data-point chart:repeated="8"/>
          </chart:series>
          <chart:series chart:style-name="ch8" chart:values-cell-range-address="'Raw-Data'.D18:'Raw-Data'.D25" chart:label-cell-address="'Raw-Data'.D2:'Raw-Data'.D2" chart:class="chart:bar">
            <chart:data-point chart:repeated="8"/>
          </chart:series>
          <chart:series chart:style-name="ch9" chart:values-cell-range-address="'Raw-Data'.F18:'Raw-Data'.F25" chart:label-cell-address="'Raw-Data'.F2:'Raw-Data'.F2" chart:class="chart:bar">
            <chart:data-point chart:repeated="8"/>
          </chart:series>
          <chart:series chart:style-name="ch10" chart:values-cell-range-address="'Raw-Data'.G18:'Raw-Data'.G25" chart:label-cell-address="'Raw-Data'.G2:'Raw-Data'.G2" chart:class="chart:bar">
            <chart:data-point chart:repeated="8"/>
          </chart:series>
          <chart:series chart:style-name="ch11" chart:values-cell-range-address="'Raw-Data'.H18:'Raw-Data'.H25" chart:label-cell-address="'Raw-Data'.H2:'Raw-Data'.H2" chart:class="chart:bar">
            <chart:data-point chart:repeated="8"/>
          </chart:series>
          <chart:series chart:style-name="ch12" chart:values-cell-range-address="'Raw-Data'.I18:'Raw-Data'.I25" chart:label-cell-address="'Raw-Data'.I2:'Raw-Data'.I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07</text:p>
                <draw:g>
                  <svg:desc>'Raw-Data'.B18:'Raw-Data'.B25</svg:desc>
                </draw:g>
              </table:table-cell>
              <table:table-cell office:value-type="float" office:value="0">
                <text:p>0</text:p>
                <draw:g>
                  <svg:desc>'Raw-Data'.C18:'Raw-Data'.C25</svg:desc>
                </draw:g>
              </table:table-cell>
              <table:table-cell office:value-type="float" office:value="7">
                <text:p>7</text:p>
                <draw:g>
                  <svg:desc>'Raw-Data'.D18:'Raw-Data'.D25</svg:desc>
                </draw:g>
              </table:table-cell>
              <table:table-cell office:value-type="float" office:value="22">
                <text:p>22</text:p>
                <draw:g>
                  <svg:desc>'Raw-Data'.F18:'Raw-Data'.F25</svg:desc>
                </draw:g>
              </table:table-cell>
              <table:table-cell office:value-type="float" office:value="3">
                <text:p>3</text:p>
                <draw:g>
                  <svg:desc>'Raw-Data'.G18:'Raw-Data'.G25</svg:desc>
                </draw:g>
              </table:table-cell>
              <table:table-cell office:value-type="float" office:value="366">
                <text:p>366</text:p>
                <draw:g>
                  <svg:desc>'Raw-Data'.H18:'Raw-Data'.H25</svg:desc>
                </draw:g>
              </table:table-cell>
              <table:table-cell office:value-type="float" office:value="405">
                <text:p>405</text:p>
                <draw:g>
                  <svg:desc>'Raw-Data'.I18:'Raw-Data'.I25</svg:desc>
                </draw:g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380">
                <text:p>3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7">
                <text:p>417</text:p>
              </table:table-cell>
              <table:table-cell office:value-type="float" office:value="439">
                <text:p>4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8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487cm" svg:height="12.293cm" xlink:href=".." xlink:type="simple" chart:class="chart:circle" chart:style-name="ch1">
        <chart:title svg:x="7.162cm" svg:y="0.38cm" chart:style-name="ch2">
          <text:p>231 Closed Defects</text:p>
        </chart:title>
        <chart:legend chart:legend-position="end" svg:x="13.506cm" svg:y="3.626cm" style:legend-expansion="high" chart:style-name="ch3"/>
        <chart:plot-area chart:style-name="ch4" table:cell-range-address="Sheet2.A3:Sheet2.B12" chart:data-source-has-labels="column" svg:x="0.552cm" svg:y="1.843cm" svg:width="11.536cm" svg:height="9.312cm">
          <chartooo:coordinate-region svg:x="2.269cm" svg:y="1.589cm" svg:width="8.768cm" svg:height="10.365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61cm" svg:height="8.011cm" xlink:href=".." xlink:type="simple" chart:class="chart:bar" chart:style-name="ch1">
        <chart:title svg:x="3.488cm" svg:y="0.016cm" chart:style-name="ch2">
          <text:p>New and Closed defects (weekly)</text:p>
        </chart:title>
        <chart:legend chart:legend-position="end" svg:x="18.049cm" svg:y="3.56cm" style:legend-expansion="high" chart:style-name="ch3"/>
        <chart:plot-area chart:style-name="ch4" table:cell-range-address="'Raw-Data'.B18:'Raw-Data'.B25 'Raw-Data'.K2:'Raw-Data'.L2 'Raw-Data'.K18:'Raw-Data'.L25" chart:data-source-has-labels="both" svg:x="1.143cm" svg:y="1.198cm" svg:width="16.209cm" svg:height="6.269cm">
          <chartooo:coordinate-region svg:x="1.764cm" svg:y="1.397cm" svg:width="15.588cm" svg:height="5.423cm"/>
          <chart:axis chart:dimension="x" chart:name="primary-x" chart:style-name="ch5" chartooo:axis-type="text">
            <chart:categories table:cell-range-address="'Raw-Data'.B18:'Raw-Data'.B25"/>
          </chart:axis>
          <chart:axis chart:dimension="y" chart:name="primary-y" chart:style-name="ch6"/>
          <chart:series chart:style-name="ch7" chart:values-cell-range-address="'Raw-Data'.K18:'Raw-Data'.K25" chart:label-cell-address="'Raw-Data'.K2:'Raw-Data'.K2" chart:class="chart:bar">
            <chart:data-point/>
            <chart:data-point chart:style-name="ch8"/>
            <chart:data-point chart:repeated="6"/>
          </chart:series>
          <chart:series chart:style-name="ch9" chart:values-cell-range-address="'Raw-Data'.L18:'Raw-Data'.L25" chart:label-cell-address="'Raw-Data'.L2:'Raw-Data'.L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07</text:p>
                <draw:g>
                  <svg:desc>'Raw-Data'.B18:'Raw-Data'.B25</svg:desc>
                </draw:g>
              </table:table-cell>
              <table:table-cell office:value-type="float" office:value="9">
                <text:p>9</text:p>
                <draw:g>
                  <svg:desc>'Raw-Data'.K18:'Raw-Data'.K25</svg:desc>
                </draw:g>
              </table:table-cell>
              <table:table-cell office:value-type="float" office:value="21">
                <text:p>21</text:p>
                <draw:g>
                  <svg:desc>'Raw-Data'.L18:'Raw-Data'.L25</svg:desc>
                </draw:g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14.527cm" xlink:href=".." xlink:type="simple" chart:class="chart:bar" chart:column-mapping="3 2 1 0" chart:style-name="ch1">
        <chart:title svg:x="2.643cm" svg:y="1.123cm" chart:style-name="ch2">
          <text:p>Open Defect by Severity (weekly)</text:p>
        </chart:title>
        <chart:legend svg:x="12.855cm" svg:y="5.73cm" style:legend-expansion="custom" chartooo:width="3.723cm" chartooo:height="3.89cm" style:legend-expansion-aspect-ratio="0.95706940874036" chart:style-name="ch3"/>
        <chart:plot-area chart:style-name="ch4" table:cell-range-address="'Raw-Data'.B17:'Raw-Data'.B26 'Raw-Data'.N2:'Raw-Data'.S2 'Raw-Data'.N17:'Raw-Data'.R25 'Raw-Data'.S17:'Raw-Data'.S26" chart:data-source-has-labels="both" svg:x="0.748cm" svg:y="2.249cm" svg:width="11.437cm" svg:height="11.396cm">
          <chartooo:coordinate-region svg:x="1.369cm" svg:y="2.448cm" svg:width="10.816cm" svg:height="10.55cm"/>
          <chart:axis chart:dimension="x" chart:name="primary-x" chart:style-name="ch5" chartooo:axis-type="auto">
            <chartooo:date-scale/>
            <chart:categories table:cell-range-address="'Raw-Data'.B17:'Raw-Data'.B26"/>
          </chart:axis>
          <chart:axis chart:dimension="y" chart:name="primary-y" chart:style-name="ch6"/>
          <chart:series chart:style-name="ch7" chart:values-cell-range-address="'Raw-Data'.R17:'Raw-Data'.R25" chart:label-cell-address="'Raw-Data'.R2:'Raw-Data'.R2" chart:class="chart:bar">
            <chart:data-point chart:repeated="9"/>
          </chart:series>
          <chart:series chart:style-name="ch8" chart:values-cell-range-address="'Raw-Data'.Q17:'Raw-Data'.Q25" chart:label-cell-address="'Raw-Data'.Q2:'Raw-Data'.Q2" chart:class="chart:bar">
            <chart:data-point chart:style-name="ch9"/>
            <chart:data-point chart:repeated="8"/>
          </chart:series>
          <chart:series chart:style-name="ch10" chart:values-cell-range-address="'Raw-Data'.P17:'Raw-Data'.P25" chart:label-cell-address="'Raw-Data'.P2:'Raw-Data'.P2" chart:class="chart:bar">
            <chart:data-point chart:repeated="9"/>
          </chart:series>
          <chart:series chart:style-name="ch11" chart:values-cell-range-address="'Raw-Data'.O17:'Raw-Data'.O25" chart:label-cell-address="'Raw-Data'.O2:'Raw-Data'.O2" chart:class="chart:bar">
            <chart:data-point chart:repeated="9"/>
          </chart:series>
          <chart:series chart:style-name="ch12" chart:values-cell-range-address="'Raw-Data'.N17:'Raw-Data'.N25" chart:label-cell-address="'Raw-Data'.N2:'Raw-Data'.N2" chart:class="chart:bar">
            <chart:data-point chart:repeated="9"/>
          </chart:series>
          <chart:series chart:style-name="ch13" chart:values-cell-range-address="'Raw-Data'.S17:'Raw-Data'.S26" chart:label-cell-address="'Raw-Data'.S2:'Raw-Data'.S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Predicted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29</text:p>
                <draw:g>
                  <svg:desc>'Raw-Data'.B17:'Raw-Data'.B26</svg:desc>
                </draw:g>
              </table:table-cell>
              <table:table-cell office:value-type="float" office:value="4">
                <text:p>4</text:p>
                <draw:g>
                  <svg:desc>'Raw-Data'.R17:'Raw-Data'.R25</svg:desc>
                </draw:g>
              </table:table-cell>
              <table:table-cell office:value-type="float" office:value="29">
                <text:p>29</text:p>
                <draw:g>
                  <svg:desc>'Raw-Data'.Q17:'Raw-Data'.Q25</svg:desc>
                </draw:g>
              </table:table-cell>
              <table:table-cell office:value-type="float" office:value="13">
                <text:p>13</text:p>
                <draw:g>
                  <svg:desc>'Raw-Data'.P17:'Raw-Data'.P25</svg:desc>
                </draw:g>
              </table:table-cell>
              <table:table-cell office:value-type="float" office:value="4">
                <text:p>4</text:p>
                <draw:g>
                  <svg:desc>'Raw-Data'.O17:'Raw-Data'.O25</svg:desc>
                </draw:g>
              </table:table-cell>
              <table:table-cell office:value-type="float" office:value="0">
                <text:p>0</text:p>
                <draw:g>
                  <svg:desc>'Raw-Data'.N17:'Raw-Data'.N25</svg:desc>
                </draw:g>
              </table:table-cell>
              <table:table-cell office:value-type="float" office:value="36">
                <text:p>36</text:p>
                <draw:g>
                  <svg:desc>'Raw-Data'.S17:'Raw-Data'.S26</svg:desc>
                </draw:g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